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1T12:49:37.80</dc:date>
    <dc:creator>James Lombardi</dc:creator>
    <meta:editing-duration>PT7H30M53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4" meta:paragraph-count="132" meta:word-count="1210" meta:character-count="5756"/>
  </office:meta>
</office:document-meta>
</file>